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6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invoice and formatLang(line.invoice_id.date_invoice,date=True) or ''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5-02-16T16:04:55</dc:date>
    <meta:editing-duration>PT7H10M8S</meta:editing-duration>
    <meta:editing-cycles>121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1" meta:word-count="68" meta:character-count="635" meta:non-whitespace-character-count="585"/>
  </office:meta>
</office:document-meta>
</file>